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0:55:52.918200259</meta:creation-date>
    <dc:date>2019-01-30T20:57:01.678288880</dc:date>
    <meta:editing-duration>PT1M10S</meta:editing-duration>
    <meta:editing-cycles>1</meta:editing-cycles>
    <meta:document-statistic meta:table-count="1" meta:cell-count="7" meta:object-count="0"/>
    <meta:generator>LibreOfficeDev/6.3.0.0.alpha0$Linux_X86_64 LibreOffice_project/87bf8b7900fe4757bd8494f7a72966915f653eb6</meta:generator>
  </office:meta>
</office:document-meta>
</file>